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OListElementImpl.getComp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ListElementImpl.setStart( int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ListElementImpl.ge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ListElementImpl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ListElementImpl.setCompact( boolean comp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ListElement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OListElementImpl.HTMLOList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